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Heading_20_1">
      <style:paragraph-properties style:snap-to-layout-grid="false"/>
    </style:style>
    <style:style style:name="P24" style:family="paragraph" style:parent-style-name="Heading_20_2">
      <style:paragraph-properties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language="de" fo:country="DE" style:font-size-asian="10pt" style:font-name-complex="Arial"/>
    </style:style>
    <style:style style:name="T5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34043328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3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5-17">
            <text:p text:style-name="P10">17.05.10</text:p>
          </table:table-cell>
          <table:table-cell table:style-name="Table1.C2" office:value-type="string">
            <text:p text:style-name="P10">KW-19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3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10.05. bis 14.05.2010) :</text:span><text:change-start text:change-id="ct134043328"/><text:span text:style-name="T3"> </text:span><text:change-end text:change-id="ct134043328"/></text:p>
          </table:table-cell>
        </table:table-row>
        <table:table-row table:style-name="Table3.1">
          <table:table-cell table:style-name="Table3.A2" office:value-type="string">
            <text:list xml:id="list33328102" text:style-name="WW8Num2">
              <text:list-item>
                <text:p text:style-name="P19">Input Method erstellt</text:p>
              </text:list-item>
              <text:list-item>
                <text:p text:style-name="P19">Dokumentation</text:p>
              </text:list-item>
              <text:list-item>
                <text:p text:style-name="P19">Finetuning MikroGesture Erkennung + Graph</text:p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17.05. bis 21.05.2010) :</text:p>
          </table:table-cell>
        </table:table-row>
        <table:table-row table:style-name="Table4.1">
          <table:table-cell table:style-name="Table4.A2" office:value-type="string">
            <text:list xml:id="list33388195" text:continue-numbering="true" text:style-name="WW8Num2">
              <text:list-item>
                <text:p text:style-name="P19">Fertigstellung Projekt: Doku, Release-Version Programm</text:p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4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4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4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3332914" text:style-name="WW8Num1">
              <text:list-item>
                <text:p text:style-name="P22">Beschreibung</text:p>
              </text:list-item>
              <text:list-item>
                <text:p text:style-name="P21">Auswirkung</text:p>
              </text:list-item>
              <text:list-item>
                <text:p text:style-name="P21">Lösung</text:p>
              </text:list-item>
              <text:list-item>
                <text:p text:style-name="P21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3400699" text:continue-list="list33388195" text:style-name="WW8Num2">
              <text:list-item>
                <text:p text:style-name="P20"/>
              </text:list-item>
            </text:list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5"></text:span><text:span text:style-name="T4"> Ja</text:span></text:p>
          </table:table-cell>
          <table:table-cell table:style-name="Table9.C2" office:value-type="string">
            <text:p text:style-name="P3"><text:span text:style-name="T5"></text:span><text:span text:style-name="T4"> Nein</text:span></text:p>
          </table:table-cell>
          <table:table-cell table:style-name="Table9.D2" office:value-type="string">
            <text:p text:style-name="P7"><text:span text:style-name="T5"></text:span><text:span text:style-name="T5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17. Mai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5-17T13:28:34.04</dc:date>
    <meta:print-date>2001-07-24T10:32:00</meta:print-date>
    <meta:editing-cycles>25</meta:editing-cycles>
    <meta:generator>OpenOffice.org/3.2$Win32 OpenOffice.org_project/320m12$Build-9483</meta:generator>
    <meta:editing-duration>PT03H19M38S</meta:editing-duration>
    <meta:document-statistic meta:table-count="10" meta:image-count="0" meta:object-count="0" meta:page-count="3" meta:paragraph-count="57" meta:word-count="107" meta:character-count="710"/>
  </office:meta>
</office:document-meta>
</file>